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zxx" fo:country="none" officeooo:rsid="000de555" officeooo:paragraph-rsid="000de555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0a80d9" officeooo:paragraph-rsid="000a80d9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0a80d9" officeooo:paragraph-rsid="000c8b47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0c0f01" officeooo:paragraph-rsid="000c0f01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0c8b47" officeooo:paragraph-rsid="000c8b47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1137c9" officeooo:paragraph-rsid="001137c9" style:language-asian="zxx" style:country-asian="none" style:language-complex="zxx" style:country-complex="none"/>
    </style:style>
    <style:style style:name="P7" style:family="paragraph" style:parent-style-name="Standard" style:list-style-name="L1">
      <style:text-properties fo:language="zxx" fo:country="none" officeooo:rsid="000de555" officeooo:paragraph-rsid="000de555" style:language-asian="zxx" style:country-asian="none" style:language-complex="zxx" style:country-complex="none"/>
    </style:style>
    <style:style style:name="P8" style:family="paragraph" style:parent-style-name="Standard" style:list-style-name="L2">
      <style:text-properties fo:language="zxx" fo:country="none" officeooo:rsid="000de555" officeooo:paragraph-rsid="000de555" style:language-asian="zxx" style:country-asian="none" style:language-complex="zxx" style:country-complex="none"/>
    </style:style>
    <style:style style:name="P9" style:family="paragraph" style:parent-style-name="Standard" style:list-style-name="L3">
      <style:text-properties fo:language="zxx" fo:country="none" officeooo:rsid="000de555" officeooo:paragraph-rsid="000de555" style:language-asian="zxx" style:country-asian="none" style:language-complex="zxx" style:country-complex="none"/>
    </style:style>
    <style:style style:name="P10" style:family="paragraph" style:parent-style-name="Standard" style:list-style-name="L4">
      <style:text-properties fo:language="zxx" fo:country="none" officeooo:rsid="000de555" officeooo:paragraph-rsid="000de555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0de555" officeooo:paragraph-rsid="000de555" style:language-asian="zxx" style:country-asian="none" style:language-complex="zxx" style:country-complex="none"/>
    </style:style>
    <style:style style:name="P12" style:family="paragraph" style:parent-style-name="Standard" style:list-style-name="L5">
      <style:text-properties fo:language="zxx" fo:country="none" officeooo:rsid="0011537f" officeooo:paragraph-rsid="0011537f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rsid="000c8b47" officeooo:paragraph-rsid="000c8b47" style:language-asian="zxx" style:country-asian="none" style:language-complex="zxx" style:country-complex="none"/>
    </style:style>
    <style:style style:name="T1" style:family="text">
      <style:text-properties officeooo:rsid="000ea6cf"/>
    </style:style>
    <text:list-style style:name="L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022-01-02</text:p>
      <text:p text:style-name="P2"/>
      <text:p text:style-name="P2">+ Horarios para reunirnos</text:p>
      <text:p text:style-name="P2"/>
      <text:p text:style-name="P6">+ Modo trabajo</text:p>
      <text:p text:style-name="P2"/>
      <text:p text:style-name="P3">+ Repo github</text:p>
      <text:p text:style-name="P4"/>
      <text:p text:style-name="P4">+ Estructura directorios</text:p>
      <text:p text:style-name="P2"/>
      <text:p text:style-name="P2">+ Estructura base de datos</text:p>
      <text:p text:style-name="P2"/>
      <text:p text:style-name="P2">+ Módulos necesarios</text:p>
      <text:p text:style-name="P2"/>
      <text:p text:style-name="P5">+ endpoint</text:p>
      <text:p text:style-name="P5"/>
      <text:p text:style-name="P5"/>
      <text:list xml:id="list557015800" text:style-name="L1">
        <text:list-item>
          <text:p text:style-name="P7">usuarios</text:p>
        </text:list-item>
      </text:list>
      <text:list xml:id="list1780358360" text:style-name="L2">
        <text:list-item>
          <text:list>
            <text:list-item>
              <text:p text:style-name="P8">login</text:p>
            </text:list-item>
            <text:list-item>
              <text:p text:style-name="P8">register</text:p>
            </text:list-item>
          </text:list>
        </text:list-item>
      </text:list>
      <text:p text:style-name="P1"/>
      <text:list xml:id="list1821613765" text:style-name="L3">
        <text:list-item>
          <text:p text:style-name="P9">ejercicios – usuario wor<text:span text:style-name="T1">k</text:span>er</text:p>
          <text:list>
            <text:list-item>
              <text:p text:style-name="P9">ver ejercicios</text:p>
            </text:list-item>
            <text:list-item>
              <text:p text:style-name="P9">ver detalles de 1 ejercicio</text:p>
            </text:list-item>
            <text:list-item>
              <text:p text:style-name="P9">dar like</text:p>
            </text:list-item>
            <text:list-item>
              <text:p text:style-name="P9">dar fav</text:p>
            </text:list-item>
            <text:list-item>
              <text:p text:style-name="P9">ver favoritos</text:p>
              <text:p text:style-name="P9"/>
            </text:list-item>
          </text:list>
        </text:list-item>
      </text:list>
      <text:list xml:id="list3894688089" text:style-name="L4">
        <text:list-item>
          <text:p text:style-name="P10">ejercicios – usuario admin</text:p>
          <text:list>
            <text:list-item>
              <text:p text:style-name="P10">crear ejercicio</text:p>
            </text:list-item>
            <text:list-item>
              <text:p text:style-name="P10">editar ejercicio</text:p>
            </text:list-item>
            <text:list-item>
              <text:p text:style-name="P10">borrar ejercicio</text:p>
            </text:list-item>
          </text:list>
        </text:list-item>
      </text:list>
      <text:p text:style-name="P1"/>
      <text:list xml:id="list3848231563" text:style-name="L5">
        <text:list-item>
          <text:p text:style-name="P12">errores</text:p>
          <text:list>
            <text:list-item>
              <text:p text:style-name="P12">no encontrado 404</text:p>
            </text:list-item>
            <text:list-item>
              <text:p text:style-name="P12">error</text:p>
            </text:list-item>
          </text:list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2T14:11:05.252391739</meta:creation-date>
    <dc:date>2023-01-02T18:51:46.550060202</dc:date>
    <meta:editing-duration>PT1H10M31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25" meta:word-count="74" meta:character-count="378" meta:non-whitespace-character-count="343"/>
  </office:meta>
</office:document-meta>
</file>